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bold" style:font-name-asian="Roboto" style:font-size-asian="21pt" style:font-style-asian="normal" style:font-weight-asian="bold" style:font-name-complex="Roboto" style:font-size-complex="21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variant="normal" fo:text-transform="none" fo:color="#222222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8" style:family="text">
      <style:text-properties fo:font-variant="normal" fo:text-transform="none" fo:color="#222222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636cm" text:min-label-width="0.634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❖">
        <style:list-level-properties text:space-before="0.318cm" text:min-label-width="0.952cm"/>
        <style:text-properties style:font-name="Roboto" fo:color="#22222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❖">
        <style:list-level-properties text:space-before="0.636cm" text:min-label-width="0.634cm"/>
        <style:text-properties style:font-name="Roboto" fo:color="#22222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❖">
        <style:list-level-properties text:space-before="0.636cm" text:min-label-width="0.634cm"/>
        <style:text-properties style:font-name="Roboto" fo:color="#222222" fo:font-size="100%"/>
      </text:list-level-style-bullet>
      <text:list-level-style-bullet text:level="2" text:bullet-char="➢">
        <style:list-level-properties text:space-before="1.906cm" text:min-label-width="0.634cm"/>
        <style:text-properties style:font-name="Roboto" fo:color="#22222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❖">
        <style:list-level-properties text:space-before="0.636cm" text:min-label-width="0.634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❖">
        <style:list-level-properties text:space-before="0.636cm" text:min-label-width="0.634cm"/>
        <style:text-properties style:font-name="Roboto" fo:color="#434343" fo:font-size="100%"/>
      </text:list-level-style-bullet>
      <text:list-level-style-bullet text:level="2" text:bullet-char="➢">
        <style:list-level-properties text:space-before="1.906cm" text:min-label-width="0.634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5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Programming Languages and Development Tools: State of the Art and (Hopefully) the Future</text:span></text:p>
          </draw:text-box>
        </draw:frame>
        <draw:frame draw:name="Shape 86" presentation:style-name="pr2" draw:text-style-name="P3" draw:layer="layout" svg:width="22.838cm" svg:height="6.114cm" svg:x="1.661cm" svg:y="7.544cm" presentation:class="subtitle" presentation:user-transformed="true">
          <draw:text-box>
            <text:p text:style-name="P1"><text:span text:style-name="T2">Dr. Bambang Purnomosidi D. P.</text:span></text:p>
            <text:p text:style-name="P1"><text:span text:style-name="T3">@bpdp</text:span></text:p>
            <text:p text:style-name="P1"><text:span text:style-name="T3"/></text:p>
            <text:p text:style-name="P1"><text:span text:style-name="T3">STMIK AKAKOM</text:span></text:p>
            <text:p text:style-name="P1"><text:span text:style-name="T3">17 Juli 2017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name="Shape 82" draw:style-name="gr1" draw:layer="layout" svg:width="16.933cm" svg:height="9.524cm" svg:x="1.059cm" svg:y="1.905cm" draw:page-number="1" presentation:class="page"/>
          <draw:frame draw:name="Shape 8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body" presentation:presentation-page-layout-name="AL2T1">
        <draw:frame draw:name="Shape 91" presentation:style-name="pr4" draw:text-style-name="P6" draw:layer="layout" svg:width="23.667cm" svg:height="9.274cm" svg:x="0.866cm" svg:y="3.416cm" presentation:class="outline" presentation:user-transformed="true">
          <draw:text-box>
            <text:list text:style-name="L3">
              <text:list-item>
                <text:p text:style-name="P5"><text:span text:style-name="T4">Programming Languages and Development Tools</text:span></text:p>
              </text:list-item>
              <text:list-item>
                <text:p text:style-name="P5"><text:span text:style-name="T4">Programming Paradigms</text:span></text:p>
              </text:list-item>
              <text:list-item>
                <text:p text:style-name="P5"><text:span text:style-name="T4">Programming Environment</text:span></text:p>
              </text:list-item>
              <text:list-item>
                <text:p text:style-name="P5"><text:span text:style-name="T4">Domain Problems</text:span></text:p>
              </text:list-item>
              <text:list-item>
                <text:p text:style-name="P5"><text:span text:style-name="T4">The Future (?)</text:span></text:p>
              </text:list-item>
            </text:list>
          </draw:text-box>
        </draw:frame>
        <draw:frame draw:name="Shape 92" presentation:style-name="pr5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5">Agenda</text:span></text:p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2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ming Languages and &#10;Development Tools" draw:style-name="dp1" draw:master-page-name="Title_20_and_20_body" presentation:presentation-page-layout-name="AL2T1">
        <draw:frame draw:name="Shape 97" presentation:style-name="pr4" draw:text-style-name="P6" draw:layer="layout" svg:width="23.667cm" svg:height="9.762cm" svg:x="0.866cm" svg:y="2.977cm" presentation:class="outline" presentation:user-transformed="true">
          <draw:text-box>
            <text:list text:style-name="L5">
              <text:list-item>
                <text:p text:style-name="P5"><text:span text:style-name="T6">Programming Languages (PL): </text:span><text:span text:style-name="T7">formal language</text:span><text:span text:style-name="T6"> that specifies a set of instructions for computer to do something.</text:span></text:p>
              </text:list-item>
            </text:list>
            <text:list text:style-name="L6">
              <text:list-item>
                <text:p text:style-name="P5"><text:span text:style-name="T6">PL should be seen from 2 points: specification, reference implementation, and vendor implementation.</text:span></text:p>
              </text:list-item>
              <text:list-item>
                <text:p text:style-name="P5"><text:span text:style-name="T6">Development Tools (DT): a set of tools to help software developer in doing their tasks to create software product: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8">IDE (Integrated Development Environment)</text:span></text:p>
                  </text:list-item>
                  <text:list-item>
                    <text:p text:style-name="P5"><text:span text:style-name="T8">Compiler / Interpreter</text:span></text:p>
                  </text:list-item>
                  <text:list-item>
                    <text:p text:style-name="P5"><text:span text:style-name="T8">Profler</text:span></text:p>
                  </text:list-item>
                  <text:list-item>
                    <text:p text:style-name="P5"><text:span text:style-name="T8">Debugger</text:span></text:p>
                  </text:list-item>
                  <text:list-item>
                    <text:p text:style-name="P5"><text:span text:style-name="T8">Editor </text:span></text:p>
                  </text:list-item>
                  <text:list-item>
                    <text:p text:style-name="P5"><text:span text:style-name="T8">Pavkage Management</text:span></text:p>
                  </text:list-item>
                  <text:list-item>
                    <text:p text:style-name="P5"><text:span text:style-name="T8">Programming Environemnt (discussed later)</text:span></text:p>
                  </text:list-item>
                </text:list>
              </text:list-item>
            </text:list>
          </draw:text-box>
        </draw:frame>
        <draw:frame draw:name="Shape 98" presentation:style-name="pr5" draw:text-style-name="P7" draw:layer="layout" svg:width="23.667cm" svg:height="2.976cm" svg:x="0.866cm" svg:y="0cm" presentation:class="title" presentation:user-transformed="true">
          <draw:text-box>
            <text:p text:style-name="P8"><text:span text:style-name="T5">Programming Languages and </text:span><text:span text:style-name="T5"><text:line-break/></text:span><text:span text:style-name="T5">Development Tools</text:span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3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ming Paradigms" draw:style-name="dp1" draw:master-page-name="Title_20_and_20_body" presentation:presentation-page-layout-name="AL2T1">
        <draw:frame draw:name="Shape 103" presentation:style-name="pr5" draw:text-style-name="P7" draw:layer="layout" svg:width="23.667cm" svg:height="1.687cm" svg:x="0.866cm" svg:y="0.269cm" presentation:class="title" presentation:user-transformed="true">
          <draw:text-box>
            <text:p text:style-name="P8"><text:span text:style-name="T5">Programming Paradigms</text:span></text:p>
          </draw:text-box>
        </draw:frame>
        <draw:frame draw:name="Shape 104" presentation:style-name="pr4" draw:text-style-name="P6" draw:layer="layout" svg:width="23.667cm" svg:height="9.274cm" svg:x="0.866cm" svg:y="2.226cm" presentation:class="outline" presentation:user-transformed="true">
          <draw:text-box>
            <text:list text:style-name="L8">
              <text:list-item>
                <text:p text:style-name="P5"><text:span text:style-name="T4">Programming Paradigm: related with the way programmer solve programming problem. </text:span></text:p>
              </text:list-item>
              <text:list-item>
                <text:p text:style-name="P5"><text:span text:style-name="T4">PP are implemented as programming language features. </text:span></text:p>
              </text:list-item>
              <text:list-item>
                <text:p text:style-name="P5"><text:span text:style-name="T4">Some PP:</text:span></text:p>
              </text:list-item>
            </text:list>
            <text:list text:style-name="L9">
              <text:list-item>
                <text:list>
                  <text:list-item>
                    <text:p text:style-name="P5"><text:span text:style-name="T9">Imperative: allow side effects, sequential, there are constructs to control order. Ex: Perl, Python, JavaScript, PHP</text:span></text:p>
                  </text:list-item>
                  <text:list-item>
                    <text:p text:style-name="P5"><text:span text:style-name="T9">Functional Programming: disallow side effects, treats computation as the evaluation of mathematical functions, avoids changing state and mutable data. Ex: Haskell, OCaml</text:span></text:p>
                  </text:list-item>
                  <text:list-item>
                    <text:p text:style-name="P5"><text:span text:style-name="T9">Declarative: order is not important, declare something and have computer do the work. Ex: SQL</text:span></text:p>
                  </text:list-item>
                  <text:list-item>
                    <text:p text:style-name="P5"><text:span text:style-name="T9">Object Oriented Programming: treas class as an encapsulation of executrable code and let the objects from the class to collaborate. Ex: Java, C++</text:span></text:p>
                  </text:list-item>
                  <text:list-item>
                    <text:p text:style-name="P5"><text:span text:style-name="T9">And many oth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4" presentation:class="page"/>
          <draw:frame draw:name="Shape 1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ming Environment" draw:style-name="dp1" draw:master-page-name="Title_20_and_20_body" presentation:presentation-page-layout-name="AL2T1">
        <draw:frame draw:name="Shape 109" presentation:style-name="pr5" draw:text-style-name="P7" draw:layer="layout" svg:width="23.667cm" svg:height="1.687cm" svg:x="0.866cm" svg:y="-0.131cm" presentation:class="title" presentation:user-transformed="true">
          <draw:text-box>
            <text:p text:style-name="P8"><text:span text:style-name="T5">Programming Environment</text:span></text:p>
          </draw:text-box>
        </draw:frame>
        <draw:frame draw:name="Shape 110" presentation:style-name="pr4" draw:text-style-name="P6" draw:layer="layout" svg:width="23.667cm" svg:height="11.956cm" svg:x="0.866cm" svg:y="1.488cm" presentation:class="outline" presentation:user-transformed="true">
          <draw:text-box>
            <text:list text:style-name="L8">
              <text:list-item>
                <text:p text:style-name="P5"><text:span text:style-name="T4">PL is not the only thing to consider when we want to build software product</text:span></text:p>
              </text:list-item>
              <text:list-item>
                <text:p text:style-name="P5"><text:span text:style-name="T4">PL environemnt are other things related to programming and DT, important for successful delivery of software products although may not be technically related. </text:span></text:p>
              </text:list-item>
              <text:list-item>
                <text:p text:style-name="P5"><text:span text:style-name="T4">It is the answer of: “I can program, I can do programming tasks, now how should I begin and how do I manage it so that I can deliver software product?”</text:span></text:p>
              </text:list-item>
              <text:list-item>
                <text:p text:style-name="P5"><text:span text:style-name="T4">PL env:</text:span></text:p>
              </text:list-item>
            </text:list>
            <text:list text:style-name="L9">
              <text:list-item>
                <text:list>
                  <text:list-item>
                    <text:p text:style-name="P5"><text:span text:style-name="T9">Software development methodology: waterfall, prototyping, agile.</text:span></text:p>
                  </text:list-item>
                  <text:list-item>
                    <text:p text:style-name="P5"><text:span text:style-name="T9">Cloud-enabled DT (platform as a service): Docker, Kubernetes, rkt, unikernel</text:span></text:p>
                  </text:list-item>
                  <text:list-item>
                    <text:p text:style-name="P5"><text:span text:style-name="T9">Distributed Computing: Data serialization: XML (OBSOLETE), JSON, msgpack, protocol buffer, etc.</text:span></text:p>
                  </text:list-item>
                  <text:list-item>
                    <text:p text:style-name="P5"><text:span text:style-name="T9">Testing and Continous Integration</text:span></text:p>
                  </text:list-item>
                  <text:list-item>
                    <text:p text:style-name="P5"><text:span text:style-name="T9">Online tools: workflow management (ex: trello), communication (Slack)</text:span></text:p>
                  </text:list-item>
                  <text:list-item>
                    <text:p text:style-name="P5"><text:span text:style-name="T9">Project Management: Github, Gitlab</text:span></text:p>
                  </text:list-item>
                  <text:list-item>
                    <text:p text:style-name="P5"><text:span text:style-name="T9">Product Development: Aha (aha.i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06" draw:style-name="gr1" draw:layer="layout" svg:width="16.932cm" svg:height="9.524cm" svg:x="1.059cm" svg:y="1.905cm" draw:page-number="5" presentation:class="page"/>
          <draw:frame draw:name="Shape 1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ain Problems" draw:style-name="dp1" draw:master-page-name="Title_20_and_20_body" presentation:presentation-page-layout-name="AL2T1">
        <draw:frame draw:name="Shape 115" presentation:style-name="pr5" draw:text-style-name="P7" draw:layer="layout" svg:width="23.667cm" svg:height="2.936cm" svg:x="0.866cm" svg:y="0cm" presentation:class="title" presentation:user-transformed="true">
          <draw:text-box>
            <text:p text:style-name="P8"><text:span text:style-name="T5">Domain Problems</text:span></text:p>
          </draw:text-box>
        </draw:frame>
        <draw:frame draw:name="Shape 116" presentation:style-name="pr4" draw:text-style-name="P6" draw:layer="layout" svg:width="23.667cm" svg:height="10.722cm" svg:x="0.866cm" svg:y="1.969cm" presentation:class="outline" presentation:user-transformed="true">
          <draw:text-box>
            <text:list text:style-name="L8">
              <text:list-item>
                <text:p text:style-name="P5"><text:span text:style-name="T4">Frontend:</text:span></text:p>
              </text:list-item>
            </text:list>
            <text:list text:style-name="L9">
              <text:list-item>
                <text:list>
                  <text:list-item>
                    <text:p text:style-name="P5"><text:span text:style-name="T9">GUI and TUI</text:span></text:p>
                  </text:list-item>
                  <text:list-item>
                    <text:p text:style-name="P5"><text:span text:style-name="T9">Web</text:span></text:p>
                  </text:list-item>
                  <text:list-item>
                    <text:p text:style-name="P5"><text:span text:style-name="T9">Mobile</text:span></text:p>
                  </text:list-item>
                </text:list>
              </text:list-item>
              <text:list-item>
                <text:p text:style-name="P5"><text:span text:style-name="T4">Backend - Distributed System: low latency PL</text:span></text:p>
                <text:list>
                  <text:list-item>
                    <text:p text:style-name="P5"><text:span text:style-name="T9">PL - Comiler and libraries: microservices. Go is still the best.</text:span></text:p>
                  </text:list-item>
                  <text:list-item>
                    <text:p text:style-name="P5"><text:span text:style-name="T9">Database: SQL, NOSQL, NewSQL</text:span></text:p>
                  </text:list-item>
                </text:list>
              </text:list-item>
              <text:list-item>
                <text:p text:style-name="P5"><text:span text:style-name="T4">Big Data</text:span></text:p>
              </text:list-item>
              <text:list-item>
                <text:p text:style-name="P5"><text:span text:style-name="T4">Artificial Intelligence: Machiine Learning and Data Mining (ex: TensorFlow), Deep Learning: see Julia and R.</text:span></text:p>
              </text:list-item>
              <text:list-item>
                <text:p text:style-name="P5"><text:span text:style-name="T4">Embedded System: Raspberry Pi etc: need specific OS and specific development tools: Python, Node.js, Rust, Go, C</text:span></text:p>
              </text:list-item>
            </text:list>
          </draw:text-box>
        </draw:frame>
        <presentation:notes draw:style-name="dp2">
          <draw:page-thumbnail draw:name="Shape 112" draw:style-name="gr1" draw:layer="layout" svg:width="16.932cm" svg:height="9.524cm" svg:x="1.059cm" svg:y="1.905cm" draw:page-number="6" presentation:class="page"/>
          <draw:frame draw:name="Shape 1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Future (?)" draw:style-name="dp1" draw:master-page-name="Title_20_and_20_body" presentation:presentation-page-layout-name="AL2T1">
        <draw:frame draw:name="Shape 121" presentation:style-name="pr5" draw:text-style-name="P7" draw:layer="layout" svg:width="23.667cm" svg:height="1.287cm" svg:x="0.866cm" svg:y="0.269cm" presentation:class="title" presentation:user-transformed="true">
          <draw:text-box>
            <text:p text:style-name="P8"><text:span text:style-name="T5">The Future (?)</text:span></text:p>
          </draw:text-box>
        </draw:frame>
        <draw:frame draw:name="Shape 122" presentation:style-name="pr4" draw:text-style-name="P6" draw:layer="layout" svg:width="23.667cm" svg:height="11.761cm" svg:x="0.866cm" svg:y="1.564cm" presentation:class="outline" presentation:user-transformed="true">
          <draw:text-box>
            <text:list text:style-name="L8">
              <text:list-item>
                <text:p text:style-name="P5"><text:span text:style-name="T4">What PL most used in industry? From TIOBE, still C, C++, Java. Pay attention to serious contender: Go and Rust.</text:span></text:p>
              </text:list-item>
              <text:list-item>
                <text:p text:style-name="P5"><text:span text:style-name="T4">JavaScript is and still be the lingua franca: People love it and hate it at the same time. See JS engine (V8 from Google, etc). To track its development, look at ECMAScript website: ES5, ES6, ES7, ES Next</text:span></text:p>
              </text:list-item>
              <text:list-item>
                <text:p text:style-name="P5"><text:span text:style-name="T4">There is a trend that every compiler now has package management and the package management is iused to install the compiler and its supporting tools: rustup in Rust, opam in OCaml, Stack in Haskell, etc.</text:span></text:p>
              </text:list-item>
              <text:list-item>
                <text:p text:style-name="P5"><text:span text:style-name="T4">PL are getting into multiparadigms</text:span></text:p>
              </text:list-item>
              <text:list-item>
                <text:p text:style-name="P5"><text:span text:style-name="T4">Distributed Systems need special attention, there will be no software intended for single computer only.</text:span></text:p>
              </text:list-item>
              <text:list-item>
                <text:p text:style-name="P5"><text:span text:style-name="T4">Big data, NewSQL, Artificial Intelligence will be big</text:span></text:p>
              </text:list-item>
              <text:list-item>
                <text:p text:style-name="P5"><text:span text:style-name="T4">One framework - multiplatform deployment</text:span></text:p>
              </text:list-item>
            </text:list>
          </draw:text-box>
        </draw:frame>
        <presentation:notes draw:style-name="dp2">
          <draw:page-thumbnail draw:name="Shape 118" draw:style-name="gr1" draw:layer="layout" svg:width="16.932cm" svg:height="9.524cm" svg:x="1.059cm" svg:y="1.905cm" draw:page-number="7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name="Shape 127" presentation:style-name="pr4" draw:text-style-name="P6" draw:layer="layout" svg:width="23.667cm" svg:height="9.274cm" svg:x="0.866cm" svg:y="1.951cm" presentation:class="outline" presentation:user-transformed="true">
          <draw:text-box>
            <text:p text:style-name="P9"><text:span text:style-name="T10"/></text:p>
            <text:p text:style-name="P9"><text:span text:style-name="T10">Discussion Time</text:span></text:p>
          </draw:text-box>
        </draw:frame>
        <presentation:notes draw:style-name="dp2">
          <draw:page-thumbnail draw:name="Shape 124" draw:style-name="gr1" draw:layer="layout" svg:width="16.932cm" svg:height="9.524cm" svg:x="1.059cm" svg:y="1.905cm" draw:page-number="8" presentation:class="page"/>
          <draw:frame draw:name="Shape 12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a399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6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7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3" draw:text-style-name="MP5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5" draw:text-style-name="MP7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1" draw:text-style-name="MP8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g draw:name="Shape 29">
        <draw:custom-shape draw:name="Shape 30" draw:style-name="Mgr6" draw:text-style-name="MP11" draw:layer="layout" svg:width="2.747cm" svg:height="2.743cm" svg:x="22.652cm" svg:y="10.844cm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6" draw:text-style-name="MP11" draw:layer="layout" svg:width="2.747cm" svg:height="2.743cm" svg:x="17.168cm" svg:y="10.844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7" draw:text-style-name="MP12" draw:layer="layout" svg:width="2.747cm" svg:height="2.743cm" svg:x="19.917cm" svg:y="10.844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8" draw:text-style-name="MP13" draw:layer="layout" svg:width="2.747cm" svg:height="2.743cm" draw:transform="rotate (-3.14159265358979) translate (25.4cm 13.588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9" draw:text-style-name="MP14" draw:layer="layout" svg:width="25.399cm" svg:height="0.699cm" svg:x="0cm" svg:y="13.588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Mpr5" draw:text-style-name="MP15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36" presentation:style-name="Title_20_and_20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6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Dev/5.1.0.3$Linux_X86_64 LibreOffice_project/</meta:generator>
  </office:meta>
</office:document-meta>
</file>